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9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10" table:default-cell-style-name="ce8"/>
        <table:table-column table:style-name="co3" table:number-columns-repeated="22" table:default-cell-style-name="ce16"/>
        <table:table-column table:style-name="co4" table:number-columns-repeated="224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7 - Total e proporção de domicílios, por tipo de domicílio, segundo deficiência - Brasil - 2019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covered-table-cell table:number-columns-repeated="11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5">
            <text:p>Tipo de Deficiência</text:p>
          </table:table-cell>
          <table:table-cell table:style-name="ce9" office:value-type="string" calcext:value-type="string" table:number-columns-spanned="10" table:number-rows-spanned="1">
            <text:p>Tipo de domicílio</text:p>
          </table:table-cell>
          <table:covered-table-cell table:number-columns-repeated="8" table:style-name="ce10"/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2">
            <text:p>Total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dultos e crianças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penas adultos com alguma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penas crianças com alguma deficiência</text:p>
          </table:table-cell>
          <table:covered-table-cell table:style-name="ce10"/>
          <table:table-cell table:style-name="ce9" office:value-type="string" calcext:value-type="string" table:number-columns-spanned="2" table:number-rows-spanned="2">
            <text:p>Pessoa responsável pelo domicílio tem deficiência</text:p>
          </table:table-cell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10"/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9" office:value-type="string" calcext:value-type="string" table:number-columns-spanned="1" table:number-rows-spanned="2">
            <text:p>Proporção (%)</text:p>
          </table:table-cell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10"/>
          <table:covered-table-cell table:style-name="ce9"/>
          <table:table-cell table:number-columns-repeated="1013"/>
        </table:table-row>
        <table:table-row table:style-name="ro1">
          <table:table-cell table:style-name="ce3" office:value-type="string" calcext:value-type="string">
            <text:p>Com alguma deficiência (1)</text:p>
          </table:table-cell>
          <table:table-cell table:style-name="ce11" office:value-type="float" office:value="14506.7441613077" calcext:value-type="float">
            <text:p><text:s text:c="2"/>14 507 </text:p>
          </table:table-cell>
          <table:table-cell table:style-name="ce14" office:value-type="float" office:value="100" calcext:value-type="float">
            <text:p><text:s text:c="3"/>100,0 </text:p>
          </table:table-cell>
          <table:table-cell table:style-name="ce11" office:value-type="float" office:value="176.244900481055" calcext:value-type="float">
            <text:p><text:s text:c="3"/>176 </text:p>
          </table:table-cell>
          <table:table-cell table:style-name="ce14" office:value-type="float" office:value="1.21491699668306" calcext:value-type="float">
            <text:p><text:s text:c="3"/>1,2 </text:p>
          </table:table-cell>
          <table:table-cell table:style-name="ce11" office:value-type="float" office:value="13940.0868094485" calcext:value-type="float">
            <text:p><text:s text:c="2"/>13 940 </text:p>
          </table:table-cell>
          <table:table-cell table:style-name="ce14" office:value-type="float" office:value="96.09383507727" calcext:value-type="float">
            <text:p><text:s text:c="3"/>96,1 </text:p>
          </table:table-cell>
          <table:table-cell table:style-name="ce11" office:value-type="float" office:value="390.412451378141" calcext:value-type="float">
            <text:p><text:s text:c="3"/>390 </text:p>
          </table:table-cell>
          <table:table-cell table:style-name="ce14" office:value-type="float" office:value="2.69124792604703" calcext:value-type="float">
            <text:p><text:s text:c="3"/>2,7 </text:p>
          </table:table-cell>
          <table:table-cell table:style-name="ce11" office:value-type="float" office:value="8651.45854607746" calcext:value-type="float">
            <text:p><text:s text:c="2"/>8 651 </text:p>
          </table:table-cell>
          <table:table-cell table:style-name="ce14" office:value-type="float" office:value="59.6374930851306" calcext:value-type="float">
            <text:p><text:s text:c="3"/>59,6 </text:p>
          </table:table-cell>
          <table:table-cell table:style-name="ce17" table:number-columns-repeated="1013"/>
        </table:table-row>
        <table:table-row table:style-name="ro1">
          <table:table-cell table:style-name="ce4" office:value-type="string" calcext:value-type="string">
            <text:p>Deficiência visual</text:p>
          </table:table-cell>
          <table:table-cell table:style-name="ce12" office:value-type="float" office:value="6210.77367383956" calcext:value-type="float">
            <text:p><text:s text:c="2"/>6 211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131.835959446048" calcext:value-type="float">
            <text:p><text:s text:c="3"/>132 </text:p>
          </table:table-cell>
          <table:table-cell table:style-name="ce15" office:value-type="float" office:value="2.12269785326996" calcext:value-type="float">
            <text:p><text:s text:c="3"/>2,1 </text:p>
          </table:table-cell>
          <table:table-cell table:style-name="ce12" office:value-type="float" office:value="5955.04707347126" calcext:value-type="float">
            <text:p><text:s text:c="2"/>5 955 </text:p>
          </table:table-cell>
          <table:table-cell table:style-name="ce15" office:value-type="float" office:value="95.8825322931112" calcext:value-type="float">
            <text:p><text:s text:c="3"/>95,9 </text:p>
          </table:table-cell>
          <table:table-cell table:style-name="ce12" office:value-type="float" office:value="123.890640922248" calcext:value-type="float">
            <text:p><text:s text:c="3"/>124 </text:p>
          </table:table-cell>
          <table:table-cell table:style-name="ce15" office:value-type="float" office:value="1.99476985361887" calcext:value-type="float">
            <text:p><text:s text:c="3"/>2,0 </text:p>
          </table:table-cell>
          <table:table-cell table:style-name="ce12" office:value-type="float" office:value="4062.3450263193" calcext:value-type="float">
            <text:p><text:s text:c="2"/>4 062 </text:p>
          </table:table-cell>
          <table:table-cell table:style-name="ce15" office:value-type="float" office:value="65.4080351282214" calcext:value-type="float">
            <text:p><text:s text:c="3"/>65,4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auditiva</text:p>
          </table:table-cell>
          <table:table-cell table:style-name="ce12" office:value-type="float" office:value="2239.03431950095" calcext:value-type="float">
            <text:p><text:s text:c="2"/>2 239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29.4922037885728" calcext:value-type="float">
            <text:p><text:s text:c="3"/>29 </text:p>
          </table:table-cell>
          <table:table-cell table:style-name="ce15" office:value-type="float" office:value="1.31718408832368" calcext:value-type="float">
            <text:p><text:s text:c="3"/>1,3 </text:p>
          </table:table-cell>
          <table:table-cell table:style-name="ce12" office:value-type="float" office:value="2178.23869631457" calcext:value-type="float">
            <text:p><text:s text:c="2"/>2 178 </text:p>
          </table:table-cell>
          <table:table-cell table:style-name="ce15" office:value-type="float" office:value="97.2847391102102" calcext:value-type="float">
            <text:p><text:s text:c="3"/>97,3 </text:p>
          </table:table-cell>
          <table:table-cell table:style-name="ce12" office:value-type="float" office:value="31.3034193978064" calcext:value-type="float">
            <text:p><text:s text:c="3"/>31 </text:p>
          </table:table-cell>
          <table:table-cell table:style-name="ce15" office:value-type="float" office:value="1.39807680146607" calcext:value-type="float">
            <text:p><text:s text:c="3"/>1,4 </text:p>
          </table:table-cell>
          <table:table-cell table:style-name="ce12" office:value-type="float" office:value="1356.57427327152" calcext:value-type="float">
            <text:p><text:s text:c="2"/>1 357 </text:p>
          </table:table-cell>
          <table:table-cell table:style-name="ce15" office:value-type="float" office:value="60.5874711904317" calcext:value-type="float">
            <text:p><text:s text:c="3"/>60,6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física (membros superiores)</text:p>
          </table:table-cell>
          <table:table-cell table:style-name="ce12" office:value-type="float" office:value="5015.26811114003" calcext:value-type="float">
            <text:p><text:s text:c="2"/>5 015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53.4470966503844" calcext:value-type="float">
            <text:p><text:s text:c="3"/>53 </text:p>
          </table:table-cell>
          <table:table-cell table:style-name="ce15" office:value-type="float" office:value="1.06568772528166" calcext:value-type="float">
            <text:p><text:s text:c="3"/>1,1 </text:p>
          </table:table-cell>
          <table:table-cell table:style-name="ce12" office:value-type="float" office:value="4839.12335542961" calcext:value-type="float">
            <text:p><text:s text:c="2"/>4 839 </text:p>
          </table:table-cell>
          <table:table-cell table:style-name="ce15" office:value-type="float" office:value="96.487829727006" calcext:value-type="float">
            <text:p><text:s text:c="3"/>96,5 </text:p>
          </table:table-cell>
          <table:table-cell table:style-name="ce12" office:value-type="float" office:value="122.697659060028" calcext:value-type="float">
            <text:p><text:s text:c="3"/>123 </text:p>
          </table:table-cell>
          <table:table-cell table:style-name="ce15" office:value-type="float" office:value="2.44648254771243" calcext:value-type="float">
            <text:p><text:s text:c="3"/>2,4 </text:p>
          </table:table-cell>
          <table:table-cell table:style-name="ce12" office:value-type="float" office:value="2940.87907472362" calcext:value-type="float">
            <text:p><text:s text:c="2"/>2 941 </text:p>
          </table:table-cell>
          <table:table-cell table:style-name="ce15" office:value-type="float" office:value="58.6385216014927" calcext:value-type="float">
            <text:p><text:s text:c="3"/>58,6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física (membros inferiores)</text:p>
          </table:table-cell>
          <table:table-cell table:style-name="ce12" office:value-type="float" office:value="7054.78651385359" calcext:value-type="float">
            <text:p><text:s text:c="2"/>7 055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68.9953173573654" calcext:value-type="float">
            <text:p><text:s text:c="3"/>69 </text:p>
          </table:table-cell>
          <table:table-cell table:style-name="ce15" office:value-type="float" office:value="0.977992987057485" calcext:value-type="float">
            <text:p><text:s text:c="3"/>1,0 </text:p>
          </table:table-cell>
          <table:table-cell table:style-name="ce12" office:value-type="float" office:value="6911.89041803135" calcext:value-type="float">
            <text:p><text:s text:c="2"/>6 912 </text:p>
          </table:table-cell>
          <table:table-cell table:style-name="ce15" office:value-type="float" office:value="97.9744802264161" calcext:value-type="float">
            <text:p><text:s text:c="3"/>98,0 </text:p>
          </table:table-cell>
          <table:table-cell table:style-name="ce12" office:value-type="float" office:value="73.9007784648721" calcext:value-type="float">
            <text:p><text:s text:c="3"/>74 </text:p>
          </table:table-cell>
          <table:table-cell table:style-name="ce15" office:value-type="float" office:value="1.04752678652645" calcext:value-type="float">
            <text:p><text:s text:c="3"/>1,0 </text:p>
          </table:table-cell>
          <table:table-cell table:style-name="ce12" office:value-type="float" office:value="4520.45046058271" calcext:value-type="float">
            <text:p><text:s text:c="2"/>4 520 </text:p>
          </table:table-cell>
          <table:table-cell table:style-name="ce15" office:value-type="float" office:value="64.0763608041977" calcext:value-type="float">
            <text:p><text:s text:c="3"/>64,1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mental</text:p>
          </table:table-cell>
          <table:table-cell table:style-name="ce12" office:value-type="float" office:value="2329.41253047175" calcext:value-type="float">
            <text:p><text:s text:c="2"/>2 329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48.4759035439718" calcext:value-type="float">
            <text:p><text:s text:c="3"/>48 </text:p>
          </table:table-cell>
          <table:table-cell table:style-name="ce15" office:value-type="float" office:value="2.0810355791361" calcext:value-type="float">
            <text:p><text:s text:c="3"/>2,1 </text:p>
          </table:table-cell>
          <table:table-cell table:style-name="ce12" office:value-type="float" office:value="2126.5540487757" calcext:value-type="float">
            <text:p><text:s text:c="2"/>2 127 </text:p>
          </table:table-cell>
          <table:table-cell table:style-name="ce15" office:value-type="float" office:value="91.2914316789146" calcext:value-type="float">
            <text:p><text:s text:c="3"/>91,3 </text:p>
          </table:table-cell>
          <table:table-cell table:style-name="ce12" office:value-type="float" office:value="154.382578152084" calcext:value-type="float">
            <text:p><text:s text:c="3"/>154 </text:p>
          </table:table-cell>
          <table:table-cell table:style-name="ce15" office:value-type="float" office:value="6.62753274194926" calcext:value-type="float">
            <text:p><text:s text:c="3"/>6,6 </text:p>
          </table:table-cell>
          <table:table-cell table:style-name="ce12" office:value-type="float" office:value="831.625530046354" calcext:value-type="float">
            <text:p><text:s text:c="3"/>832 </text:p>
          </table:table-cell>
          <table:table-cell table:style-name="ce15" office:value-type="float" office:value="35.7010842505399" calcext:value-type="float">
            <text:p><text:s text:c="3"/>35,7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is de uma deficiência</text:p>
          </table:table-cell>
          <table:table-cell table:style-name="ce12" office:value-type="float" office:value="4917.20897889734" calcext:value-type="float">
            <text:p><text:s text:c="2"/>4 917 </text:p>
          </table:table-cell>
          <table:table-cell table:style-name="ce15" office:value-type="float" office:value="100" calcext:value-type="float">
            <text:p><text:s text:c="3"/>100,0 </text:p>
          </table:table-cell>
          <table:table-cell table:style-name="ce12" office:value-type="float" office:value="43.6660041045205" calcext:value-type="float">
            <text:p><text:s text:c="3"/>44 </text:p>
          </table:table-cell>
          <table:table-cell table:style-name="ce15" office:value-type="float" office:value="0.888024167610471" calcext:value-type="float">
            <text:p><text:s text:c="3"/>0,9 </text:p>
          </table:table-cell>
          <table:table-cell table:style-name="ce12" office:value-type="float" office:value="4802.11562155799" calcext:value-type="float">
            <text:p><text:s text:c="2"/>4 802 </text:p>
          </table:table-cell>
          <table:table-cell table:style-name="ce15" office:value-type="float" office:value="97.659376328456" calcext:value-type="float">
            <text:p><text:s text:c="3"/>97,7 </text:p>
          </table:table-cell>
          <table:table-cell table:style-name="ce12" office:value-type="float" office:value="71.4273532348341" calcext:value-type="float">
            <text:p><text:s text:c="3"/>71 </text:p>
          </table:table-cell>
          <table:table-cell table:style-name="ce15" office:value-type="float" office:value="1.45259950393345" calcext:value-type="float">
            <text:p><text:s text:c="3"/>1,5 </text:p>
          </table:table-cell>
          <table:table-cell table:style-name="ce12" office:value-type="float" office:value="2954.57559382576" calcext:value-type="float">
            <text:p><text:s text:c="2"/>2 955 </text:p>
          </table:table-cell>
          <table:table-cell table:style-name="ce15" office:value-type="float" office:value="60.0864353438219" calcext:value-type="float">
            <text:p><text:s text:c="3"/>60,1 </text:p>
          </table:table-cell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onte: IBGE, Diretoria de Pesquisas, Coordenação de Trabalho e Rendimento, Pesquisa Nacional de Saúde 2019.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style-name="ce5" office:value-type="string" calcext:value-type="string">
            <text:p>Nota: (1) Domicílio em que pelo menos uma pessoa possui algum tipo de deficiência.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8"/>
        <table:table-column table:style-name="co2" table:number-columns-repeated="10" table:default-cell-style-name="ce8"/>
        <table:table-column table:style-name="co3" table:number-columns-repeated="22" table:default-cell-style-name="ce16"/>
        <table:table-column table:style-name="co4" table:number-columns-repeated="224" table:default-cell-style-name="ce1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7 - Coeficientes de variação do total e proporção de domicílios, por tipo de domicílio, segundo deficiência - Brasil - 2019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covered-table-cell table:number-columns-repeated="11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5">
            <text:p>Tipo de Deficiência</text:p>
          </table:table-cell>
          <table:table-cell table:style-name="ce9" office:value-type="string" calcext:value-type="string" table:number-columns-spanned="10" table:number-rows-spanned="1">
            <text:p>Tipo de domicílio</text:p>
          </table:table-cell>
          <table:covered-table-cell table:number-columns-repeated="8" table:style-name="ce10"/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table-cell table:style-name="ce10" office:value-type="string" calcext:value-type="string" table:number-columns-spanned="2" table:number-rows-spanned="2">
            <text:p>Total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dultos e crianças com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penas adultos com alguma deficiência</text:p>
          </table:table-cell>
          <table:covered-table-cell table:style-name="ce10"/>
          <table:table-cell table:style-name="ce10" office:value-type="string" calcext:value-type="string" table:number-columns-spanned="2" table:number-rows-spanned="2">
            <text:p>Com apenas crianças com alguma deficiência</text:p>
          </table:table-cell>
          <table:covered-table-cell table:style-name="ce10"/>
          <table:table-cell table:style-name="ce9" office:value-type="string" calcext:value-type="string" table:number-columns-spanned="2" table:number-rows-spanned="2">
            <text:p>Pessoa responsável pelo domicílio tem deficiência</text:p>
          </table:table-cell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10"/>
          <table:covered-table-cell table:style-name="ce9"/>
          <table:table-cell table:number-columns-repeated="1013"/>
        </table:table-row>
        <table:table-row table:style-name="ro1">
          <table:covered-table-cell table:style-name="ce2"/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10" office:value-type="string" calcext:value-type="string" table:number-columns-spanned="1" table:number-rows-spanned="2">
            <text:p>Proporção (%)</text:p>
          </table:table-cell>
          <table:table-cell table:style-name="ce10" office:value-type="string" calcext:value-type="string" table:number-columns-spanned="1" table:number-rows-spanned="2">
            <text:p>Total</text:p>
            <text:p>(1 000 domicílios)</text:p>
          </table:table-cell>
          <table:table-cell table:style-name="ce9" office:value-type="string" calcext:value-type="string" table:number-columns-spanned="1" table:number-rows-spanned="2">
            <text:p>Proporção (%)</text:p>
          </table:table-cell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10"/>
          <table:covered-table-cell table:style-name="ce9"/>
          <table:table-cell table:number-columns-repeated="1013"/>
        </table:table-row>
        <table:table-row table:style-name="ro1">
          <table:table-cell table:style-name="ce3" office:value-type="string" calcext:value-type="string">
            <text:p>Com alguma deficiência (1)</text:p>
          </table:table-cell>
          <table:table-cell table:style-name="ce14" office:value-type="float" office:value="1.25469743133675" calcext:value-type="float">
            <text:p><text:s text:c="3"/>1,3 </text:p>
          </table:table-cell>
          <table:table-cell table:style-name="ce14" office:value-type="float" office:value="0" calcext:value-type="float">
            <text:p><text:s/>- </text:p>
          </table:table-cell>
          <table:table-cell table:style-name="ce14" office:value-type="float" office:value="10.5233604512111" calcext:value-type="float">
            <text:p><text:s text:c="3"/>10,5 </text:p>
          </table:table-cell>
          <table:table-cell table:style-name="ce14" office:value-type="float" office:value="10.3967140350222" calcext:value-type="float">
            <text:p><text:s text:c="3"/>10,4 </text:p>
          </table:table-cell>
          <table:table-cell table:style-name="ce14" office:value-type="float" office:value="1.27732745986586" calcext:value-type="float">
            <text:p><text:s text:c="3"/>1,3 </text:p>
          </table:table-cell>
          <table:table-cell table:style-name="ce14" office:value-type="float" office:value="0.214580511042806" calcext:value-type="float">
            <text:p><text:s text:c="3"/>0,2 </text:p>
          </table:table-cell>
          <table:table-cell table:style-name="ce14" office:value-type="float" office:value="6.27527273906143" calcext:value-type="float">
            <text:p><text:s text:c="3"/>6,3 </text:p>
          </table:table-cell>
          <table:table-cell table:style-name="ce14" office:value-type="float" office:value="6.24597863137536" calcext:value-type="float">
            <text:p><text:s text:c="3"/>6,2 </text:p>
          </table:table-cell>
          <table:table-cell table:style-name="ce14" office:value-type="float" office:value="1.63701999101806" calcext:value-type="float">
            <text:p><text:s text:c="3"/>1,6 </text:p>
          </table:table-cell>
          <table:table-cell table:style-name="ce14" office:value-type="float" office:value="0.961166450083953" calcext:value-type="float">
            <text:p><text:s text:c="3"/>1,0 </text:p>
          </table:table-cell>
          <table:table-cell table:style-name="ce17" table:number-columns-repeated="1013"/>
        </table:table-row>
        <table:table-row table:style-name="ro1">
          <table:table-cell table:style-name="ce4" office:value-type="string" calcext:value-type="string">
            <text:p>Deficiência visual</text:p>
          </table:table-cell>
          <table:table-cell table:style-name="ce15" office:value-type="float" office:value="1.87625353704696" calcext:value-type="float">
            <text:p><text:s text:c="3"/>1,9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2.852915299232" calcext:value-type="float">
            <text:p><text:s text:c="3"/>12,9 </text:p>
          </table:table-cell>
          <table:table-cell table:style-name="ce15" office:value-type="float" office:value="12.685945972917" calcext:value-type="float">
            <text:p><text:s text:c="3"/>12,7 </text:p>
          </table:table-cell>
          <table:table-cell table:style-name="ce15" office:value-type="float" office:value="1.90986180960097" calcext:value-type="float">
            <text:p><text:s text:c="3"/>1,9 </text:p>
          </table:table-cell>
          <table:table-cell table:style-name="ce15" office:value-type="float" office:value="0.369633680628974" calcext:value-type="float">
            <text:p><text:s text:c="3"/>0,4 </text:p>
          </table:table-cell>
          <table:table-cell table:style-name="ce15" office:value-type="float" office:value="11.9794684775218" calcext:value-type="float">
            <text:p><text:s text:c="3"/>12,0 </text:p>
          </table:table-cell>
          <table:table-cell table:style-name="ce15" office:value-type="float" office:value="11.8997800121167" calcext:value-type="float">
            <text:p><text:s text:c="3"/>11,9 </text:p>
          </table:table-cell>
          <table:table-cell table:style-name="ce15" office:value-type="float" office:value="2.2893296547705" calcext:value-type="float">
            <text:p><text:s text:c="3"/>2,3 </text:p>
          </table:table-cell>
          <table:table-cell table:style-name="ce15" office:value-type="float" office:value="1.26506654581909" calcext:value-type="float">
            <text:p><text:s text:c="3"/>1,3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auditiva</text:p>
          </table:table-cell>
          <table:table-cell table:style-name="ce15" office:value-type="float" office:value="3.07511389658781" calcext:value-type="float">
            <text:p><text:s text:c="3"/>3,1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20.191612501901" calcext:value-type="float">
            <text:p><text:s text:c="3"/>20,2 </text:p>
          </table:table-cell>
          <table:table-cell table:style-name="ce15" office:value-type="float" office:value="20.0303494230143" calcext:value-type="float">
            <text:p><text:s text:c="3"/>20,0 </text:p>
          </table:table-cell>
          <table:table-cell table:style-name="ce15" office:value-type="float" office:value="3.12691282562174" calcext:value-type="float">
            <text:p><text:s text:c="3"/>3,1 </text:p>
          </table:table-cell>
          <table:table-cell table:style-name="ce15" office:value-type="float" office:value="0.469746426233328" calcext:value-type="float">
            <text:p><text:s text:c="3"/>0,5 </text:p>
          </table:table-cell>
          <table:table-cell table:style-name="ce15" office:value-type="float" office:value="26.9841403116875" calcext:value-type="float">
            <text:p><text:s text:c="3"/>27,0 </text:p>
          </table:table-cell>
          <table:table-cell table:style-name="ce15" office:value-type="float" office:value="26.8984286193097" calcext:value-type="float">
            <text:p><text:s text:c="3"/>26,9 </text:p>
          </table:table-cell>
          <table:table-cell table:style-name="ce15" office:value-type="float" office:value="3.80115236116302" calcext:value-type="float">
            <text:p><text:s text:c="3"/>3,8 </text:p>
          </table:table-cell>
          <table:table-cell table:style-name="ce15" office:value-type="float" office:value="2.25472529819618" calcext:value-type="float">
            <text:p><text:s text:c="3"/>2,3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física (membros superiores)</text:p>
          </table:table-cell>
          <table:table-cell table:style-name="ce15" office:value-type="float" office:value="2.11302448993791" calcext:value-type="float">
            <text:p><text:s text:c="3"/>2,1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5.0548976307038" calcext:value-type="float">
            <text:p><text:s text:c="3"/>15,1 </text:p>
          </table:table-cell>
          <table:table-cell table:style-name="ce15" office:value-type="float" office:value="14.999033577889" calcext:value-type="float">
            <text:p><text:s text:c="3"/>15,0 </text:p>
          </table:table-cell>
          <table:table-cell table:style-name="ce15" office:value-type="float" office:value="2.14958178705901" calcext:value-type="float">
            <text:p><text:s text:c="3"/>2,1 </text:p>
          </table:table-cell>
          <table:table-cell table:style-name="ce15" office:value-type="float" office:value="0.340973900906191" calcext:value-type="float">
            <text:p><text:s text:c="3"/>0,3 </text:p>
          </table:table-cell>
          <table:table-cell table:style-name="ce15" office:value-type="float" office:value="12.0437328228847" calcext:value-type="float">
            <text:p><text:s text:c="3"/>12,0 </text:p>
          </table:table-cell>
          <table:table-cell table:style-name="ce15" office:value-type="float" office:value="11.9127981268081" calcext:value-type="float">
            <text:p><text:s text:c="3"/>11,9 </text:p>
          </table:table-cell>
          <table:table-cell table:style-name="ce15" office:value-type="float" office:value="2.6799068012301" calcext:value-type="float">
            <text:p><text:s text:c="3"/>2,7 </text:p>
          </table:table-cell>
          <table:table-cell table:style-name="ce15" office:value-type="float" office:value="1.75835153625054" calcext:value-type="float">
            <text:p><text:s text:c="3"/>1,8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física (membros inferiores)</text:p>
          </table:table-cell>
          <table:table-cell table:style-name="ce15" office:value-type="float" office:value="1.73715493555496" calcext:value-type="float">
            <text:p><text:s text:c="3"/>1,7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2.9311500853115" calcext:value-type="float">
            <text:p><text:s text:c="3"/>12,9 </text:p>
          </table:table-cell>
          <table:table-cell table:style-name="ce15" office:value-type="float" office:value="12.9667963437154" calcext:value-type="float">
            <text:p><text:s text:c="3"/>13,0 </text:p>
          </table:table-cell>
          <table:table-cell table:style-name="ce15" office:value-type="float" office:value="1.76584635101324" calcext:value-type="float">
            <text:p><text:s text:c="3"/>1,8 </text:p>
          </table:table-cell>
          <table:table-cell table:style-name="ce15" office:value-type="float" office:value="0.204713824281694" calcext:value-type="float">
            <text:p><text:s text:c="3"/>0,2 </text:p>
          </table:table-cell>
          <table:table-cell table:style-name="ce15" office:value-type="float" office:value="14.7662161696683" calcext:value-type="float">
            <text:p><text:s text:c="3"/>14,8 </text:p>
          </table:table-cell>
          <table:table-cell table:style-name="ce15" office:value-type="float" office:value="14.7422992538808" calcext:value-type="float">
            <text:p><text:s text:c="3"/>14,7 </text:p>
          </table:table-cell>
          <table:table-cell table:style-name="ce15" office:value-type="float" office:value="2.22479119728819" calcext:value-type="float">
            <text:p><text:s text:c="3"/>2,2 </text:p>
          </table:table-cell>
          <table:table-cell table:style-name="ce15" office:value-type="float" office:value="1.33354981014874" calcext:value-type="float">
            <text:p><text:s text:c="3"/>1,3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ficiência mental</text:p>
          </table:table-cell>
          <table:table-cell table:style-name="ce15" office:value-type="float" office:value="3.02248097674835" calcext:value-type="float">
            <text:p><text:s text:c="3"/>3,0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5.085914697762" calcext:value-type="float">
            <text:p><text:s text:c="3"/>15,1 </text:p>
          </table:table-cell>
          <table:table-cell table:style-name="ce15" office:value-type="float" office:value="15.0513010979986" calcext:value-type="float">
            <text:p><text:s text:c="3"/>15,1 </text:p>
          </table:table-cell>
          <table:table-cell table:style-name="ce15" office:value-type="float" office:value="3.20325914417295" calcext:value-type="float">
            <text:p><text:s text:c="3"/>3,2 </text:p>
          </table:table-cell>
          <table:table-cell table:style-name="ce15" office:value-type="float" office:value="0.727243119836082" calcext:value-type="float">
            <text:p><text:s text:c="3"/>0,7 </text:p>
          </table:table-cell>
          <table:table-cell table:style-name="ce15" office:value-type="float" office:value="9.27715176653775" calcext:value-type="float">
            <text:p><text:s text:c="3"/>9,3 </text:p>
          </table:table-cell>
          <table:table-cell table:style-name="ce15" office:value-type="float" office:value="9.11098932390613" calcext:value-type="float">
            <text:p><text:s text:c="3"/>9,1 </text:p>
          </table:table-cell>
          <table:table-cell table:style-name="ce15" office:value-type="float" office:value="5.30682312799195" calcext:value-type="float">
            <text:p><text:s text:c="3"/>5,3 </text:p>
          </table:table-cell>
          <table:table-cell table:style-name="ce15" office:value-type="float" office:value="3.93884652872703" calcext:value-type="float">
            <text:p><text:s text:c="3"/>3,9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is de uma deficiência</text:p>
          </table:table-cell>
          <table:table-cell table:style-name="ce15" office:value-type="float" office:value="2.11471890664346" calcext:value-type="float">
            <text:p><text:s text:c="3"/>2,1 </text:p>
          </table:table-cell>
          <table:table-cell table:style-name="ce15" office:value-type="float" office:value="0" calcext:value-type="float">
            <text:p><text:s/>- </text:p>
          </table:table-cell>
          <table:table-cell table:style-name="ce15" office:value-type="float" office:value="13.776422373949" calcext:value-type="float">
            <text:p><text:s text:c="3"/>13,8 </text:p>
          </table:table-cell>
          <table:table-cell table:style-name="ce15" office:value-type="float" office:value="13.8302805165039" calcext:value-type="float">
            <text:p><text:s text:c="3"/>13,8 </text:p>
          </table:table-cell>
          <table:table-cell table:style-name="ce15" office:value-type="float" office:value="2.15152093792784" calcext:value-type="float">
            <text:p><text:s text:c="3"/>2,2 </text:p>
          </table:table-cell>
          <table:table-cell table:style-name="ce15" office:value-type="float" office:value="0.266215955405675" calcext:value-type="float">
            <text:p><text:s text:c="3"/>0,3 </text:p>
          </table:table-cell>
          <table:table-cell table:style-name="ce15" office:value-type="float" office:value="15.9165131558412" calcext:value-type="float">
            <text:p><text:s text:c="3"/>15,9 </text:p>
          </table:table-cell>
          <table:table-cell table:style-name="ce15" office:value-type="float" office:value="15.8686488795568" calcext:value-type="float">
            <text:p><text:s text:c="3"/>15,9 </text:p>
          </table:table-cell>
          <table:table-cell table:style-name="ce15" office:value-type="float" office:value="2.77670510057648" calcext:value-type="float">
            <text:p><text:s text:c="3"/>2,8 </text:p>
          </table:table-cell>
          <table:table-cell table:style-name="ce15" office:value-type="float" office:value="1.7772030720204" calcext:value-type="float">
            <text:p><text:s text:c="3"/>1,8 </text:p>
          </table:table-cell>
          <table:table-cell table:number-columns-repeated="101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onte: IBGE, Diretoria de Pesquisas, Coordenação de Trabalho e Rendimento, Pesquisa Nacional de Saúde 2019.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 table:style-name="ce5" office:value-type="string" calcext:value-type="string">
            <text:p>Nota: (1) Domicílio em que pelo menos uma pessoa possui algum tipo de deficiência.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39:04</meta:creation-date>
    <dc:date>2022-08-26T16:05:25.662000000</dc:date>
    <meta:editing-duration>PT3M29S</meta:editing-duration>
    <meta:editing-cycles>1</meta:editing-cycles>
    <meta:generator>LibreOffice/7.2.5.2$Windows_x86 LibreOffice_project/499f9727c189e6ef3471021d6132d4c694f357e5</meta:generator>
    <meta:document-statistic meta:table-count="2" meta:cell-count="194" meta:object-count="0"/>
  </office:meta>
</office:document-meta>
</file>